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6pt" style:font-size-asian="18pt" style:font-size-complex="18pt"/>
    </style:style>
    <style:style style:name="P2" style:family="paragraph">
      <style:paragraph-properties fo:margin-left="0cm" fo:margin-right="0cm" fo:line-height="150%" fo:text-align="center" fo:text-indent="0cm">
        <style:tab-stops/>
      </style:paragraph-properties>
      <style:text-properties fo:font-family="'Palatino Linotype'" style:font-style-name="Standard" style:font-family-generic="roman" style:font-pitch="variable" fo:font-size="16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curve" draw:line-skew="-0.8cm" svg:x1="4.5cm" svg:y1="4.5cm" svg:x2="17.094cm" svg:y2="4.553cm" draw:start-shape="id1" draw:start-glue-point="0" draw:end-shape="id2" draw:end-glue-point="0">
          <text:p text:style-name="P1">Nachricht</text:p>
          <text:p text:style-name="P1"/>
          <text:p text:style-name="P1"/>
          <text:p text:style-name="P1"/>
        </draw:connector>
        <draw:connector draw:style-name="gr1" draw:text-style-name="P1" draw:layer="layout" draw:type="curve" draw:line-skew="0.659cm" svg:x1="17.094cm" svg:y1="8.553cm" svg:x2="4.5cm" svg:y2="8.5cm" draw:start-shape="id2" draw:start-glue-point="2" draw:end-shape="id1">
          <text:p text:style-name="P1">Nachricht</text:p>
        </draw:connector>
        <draw:g>
          <draw:circle draw:style-name="gr2" draw:text-style-name="P2" draw:id="id1" draw:layer="layout" svg:width="4cm" svg:height="4cm" svg:x="2.5cm" svg:y="4.5cm">
            <text:p text:style-name="P2">Encoder</text:p>
            <text:p text:style-name="P2">Interpreter</text:p>
            <text:p text:style-name="P2">Decoder</text:p>
          </draw:circle>
          <draw:line draw:style-name="gr3" draw:text-style-name="P3" draw:layer="layout" svg:x1="2.567cm" svg:y1="7cm" svg:x2="6.437cm" svg:y2="7cm">
            <text:p/>
          </draw:line>
          <draw:line draw:style-name="gr3" draw:text-style-name="P3" draw:layer="layout" svg:x1="2.567cm" svg:y1="6.002cm" svg:x2="6.439cm" svg:y2="6.003cm">
            <text:p/>
          </draw:line>
        </draw:g>
        <draw:g draw:id="id2">
          <draw:circle draw:style-name="gr2" draw:text-style-name="P2" draw:layer="layout" svg:width="4cm" svg:height="4cm" svg:x="15.094cm" svg:y="4.553cm">
            <text:p text:style-name="P2">Decoder</text:p>
            <text:p text:style-name="P2">Interpreter</text:p>
            <text:p text:style-name="P2">Encoder</text:p>
          </draw:circle>
          <draw:line draw:style-name="gr3" draw:text-style-name="P3" draw:layer="layout" svg:x1="15.161cm" svg:y1="7.053cm" svg:x2="19.031cm" svg:y2="7.053cm">
            <text:p/>
          </draw:line>
          <draw:line draw:style-name="gr3" draw:text-style-name="P3" draw:layer="layout" svg:x1="15.161cm" svg:y1="6.055cm" svg:x2="19.033cm" svg:y2="6.05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3:45:16</meta:creation-date>
    <dc:creator>Thomas Plotkowiak</dc:creator>
    <dc:date>2008-04-23T23:53:24</dc:date>
    <meta:editing-cycles>1</meta:editing-cycles>
    <meta:editing-duration>PT8M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